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F000000301959881396F52B64.png" manifest:media-type="image/png"/>
  <manifest:file-entry manifest:full-path="Pictures/100000010000002F000000301BF44FC627FDFD75.png" manifest:media-type="image/png"/>
  <manifest:file-entry manifest:full-path="Pictures/100000010000002F00000030A1C93C680903C4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02cm" svg:height="3.269cm" svg:x="1.548cm" svg:y="2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1" draw:text-style-name="P1" draw:layer="layout" svg:width="3.25cm" svg:height="3.317cm" svg:x="1.5cm" svg:y="5.75cm">
          <draw:image xlink:href="Pictures/100000010000002F000000301BF44FC627FDFD75.png" xlink:type="simple" xlink:show="embed" xlink:actuate="onLoad" draw:mime-type="image/png">
            <text:p/>
          </draw:image>
        </draw:frame>
        <draw:frame draw:style-name="gr1" draw:text-style-name="P1" draw:layer="layout" svg:width="3.298cm" svg:height="3.367cm" svg:x="1.452cm" svg:y="9.75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2" draw:layer="layout" svg:width="8.461cm" svg:height="0.962cm" svg:x="5.539cm" svg:y="3.038cm">
          <draw:text-box>
            <text:p>Explorer – Like File Explorer</text:p>
          </draw:text-box>
        </draw:frame>
        <draw:frame draw:style-name="gr3" draw:text-style-name="P2" draw:layer="layout" svg:width="7.407cm" svg:height="0.962cm" svg:x="5.843cm" svg:y="7.038cm">
          <draw:text-box>
            <text:p>Search – Search in Files</text:p>
          </draw:text-box>
        </draw:frame>
        <draw:frame draw:style-name="gr2" draw:text-style-name="P2" draw:layer="layout" svg:width="9.24cm" svg:height="0.962cm" svg:x="6cm" svg:y="11.038cm">
          <draw:text-box>
            <text:p>Extensions – Install Extension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2:36:28.191575110</meta:creation-date>
    <dc:date>2022-10-14T13:48:03.161851113</dc:date>
    <meta:editing-duration>PT3M21S</meta:editing-duration>
    <meta:editing-cycles>2</meta:editing-cycles>
    <meta:generator>LibreOffice/7.3.6.2$Linux_X86_64 LibreOffice_project/30$Build-2</meta:generator>
    <meta:document-statistic meta:object-count="6"/>
  </office:meta>
</office:document-meta>
</file>